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78265</text:p>
      <text:p text:style-name="Standard">227322</text:p>
      <text:p text:style-name="Standard">112211</text:p>
      <text:p text:style-name="Standard">106489</text:p>
      <text:p text:style-name="Standard">657012</text:p>
      <text:p text:style-name="Standard">596994</text:p>
      <text:p text:style-name="Standard">342514</text:p>
      <text:p text:style-name="Standard">859458</text:p>
      <text:p text:style-name="Standard">838680</text:p>
      <text:p text:style-name="Standard">410784</text:p>
      <text:p text:style-name="Standard">410385</text:p>
      <text:p text:style-name="Standard">1018163</text:p>
      <text:p text:style-name="Standard">785102</text:p>
      <text:p text:style-name="Standard">7330592</text:p>
      <text:p text:style-name="Standard">7311875</text:p>
      <text:p text:style-name="Standard">7197860</text:p>
      <text:p text:style-name="Standard">7130279</text:p>
      <text:p text:style-name="Standard">7085564</text:p>
      <text:p text:style-name="Standard">7061399</text:p>
      <text:p text:style-name="Standard">6797949</text:p>
      <text:p text:style-name="Standard">6271861</text:p>
      <text:p text:style-name="Standard">7435021</text:p>
      <text:p text:style-name="Standard">7212481</text:p>
      <text:p text:style-name="Standard">7021551</text:p>
      <text:p text:style-name="Standard">7007337</text:p>
      <text:p text:style-name="Standard">6894706</text:p>
      <text:p text:style-name="Standard">6792841</text:p>
      <text:p text:style-name="Standard">6254442</text:p>
      <text:p text:style-name="Standard">6161138</text:p>
      <text:p text:style-name="Standard">7402129</text:p>
      <text:p text:style-name="Standard">6245069</text:p>
      <text:p text:style-name="Standard">41419</text:p>
      <text:p text:style-name="Standard">90852</text:p>
      <text:p text:style-name="Standard">721774</text:p>
      <text:p text:style-name="Standard">380435</text:p>
      <text:p text:style-name="Standard">2231673</text:p>
      <text:p text:style-name="Standard">2926815</text:p>
      <text:p text:style-name="Standard">2849208</text:p>
      <text:p text:style-name="Standard">2800547</text:p>
      <text:p text:style-name="Standard">2743214</text:p>
      <text:p text:style-name="Standard">2708319</text:p>
      <text:p text:style-name="Standard">2648007</text:p>
      <text:p text:style-name="Standard">2536661</text:p>
      <text:p text:style-name="Standard">3410822</text:p>
      <text:p text:style-name="Standard">3395694</text:p>
      <text:p text:style-name="Standard">3354638</text:p>
      <text:p text:style-name="Standard">122508</text:p>
      <text:p text:style-name="Standard">6598923</text:p>
      <text:p text:style-name="Standard">4056743</text:p>
      <text:p text:style-name="Standard">3981612</text:p>
      <text:p text:style-name="Standard">3972771</text:p>
      <text:p text:style-name="Standard">3972446</text:p>
      <text:p text:style-name="Standard"><text:soft-page-break/>2990368</text:p>
      <text:p text:style-name="Standard">6748081</text:p>
      <text:p text:style-name="Standard">6725210</text:p>
      <text:p text:style-name="Standard">6722864</text:p>
      <text:p text:style-name="Standard">6707608</text:p>
      <text:p text:style-name="Standard">6650229</text:p>
      <text:p text:style-name="Standard">6470668</text:p>
      <text:p text:style-name="Standard">6470665</text:p>
      <text:p text:style-name="Standard">6426766</text:p>
      <text:p text:style-name="Standard">6369080</text:p>
      <text:p text:style-name="Standard">6850813</text:p>
      <text:p text:style-name="Standard">6764039</text:p>
      <text:p text:style-name="Standard">6630432</text:p>
      <text:p text:style-name="Standard">6186689</text:p>
      <text:p text:style-name="Standard">7504685</text:p>
      <text:p text:style-name="Standard">8487294</text:p>
      <text:p text:style-name="Standard">8471735</text:p>
      <text:p text:style-name="Standard">8468277</text:p>
      <text:p text:style-name="Standard">8236953</text:p>
      <text:p text:style-name="Standard">8235660</text:p>
      <text:p text:style-name="Standard">8235620</text:p>
      <text:p text:style-name="Standard">8097015</text:p>
      <text:p text:style-name="Standard">1362173</text:p>
      <text:p text:style-name="Standard">1736969</text:p>
      <text:p text:style-name="Standard">1732217</text:p>
      <text:p text:style-name="Standard">1640458</text:p>
      <text:p text:style-name="Standard">1631080</text:p>
      <text:p text:style-name="Standard">1613782</text:p>
      <text:p text:style-name="Standard">21415118</text:p>
      <text:p text:style-name="Standard">1362173</text:p>
      <text:p text:style-name="Standard">16415052</text:p>
      <text:p text:style-name="Standard">16385045</text:p>
      <text:p text:style-name="Standard">16250341</text:p>
      <text:p text:style-name="Standard">16229468</text:p>
      <text:p text:style-name="Standard">16203123</text:p>
      <text:p text:style-name="Standard">16166542</text:p>
      <text:p text:style-name="Standard">16120444</text:p>
      <text:p text:style-name="Standard">15946806</text:p>
      <text:p text:style-name="Standard">15866878</text:p>
      <text:p text:style-name="Standard">15839898</text:p>
      <text:p text:style-name="Standard">19571004</text:p>
      <text:p text:style-name="Standard">7768859</text:p>
      <text:p text:style-name="Standard">7768858</text:p>
      <text:p text:style-name="Standard">7768816</text:p>
      <text:p text:style-name="Standard">7768796</text:p>
      <text:p text:style-name="Standard">7724590</text:p>
      <text:p text:style-name="Standard">7701086</text:p>
      <text:p text:style-name="Standard">7669906</text:p>
      <text:p text:style-name="Standard">7669902</text:p>
      <text:p text:style-name="Standard">7627454</text:p>
      <text:p text:style-name="Standard">7623665</text:p>
      <text:p text:style-name="Standard">7592443</text:p>
      <text:p text:style-name="Standard"><text:soft-page-break/>7559332</text:p>
      <text:p text:style-name="Standard">7541114</text:p>
      <text:p text:style-name="Standard">11538110</text:p>
      <text:p text:style-name="Standard">8308888</text:p>
      <text:p text:style-name="Standard">8298044</text:p>
      <text:p text:style-name="Standard">8298005</text:p>
      <text:p text:style-name="Standard">8295569</text:p>
      <text:p text:style-name="Standard">8254311</text:p>
      <text:p text:style-name="Standard">8253687</text:p>
      <text:p text:style-name="Standard">8021208</text:p>
      <text:p text:style-name="Standard">7935835</text:p>
      <text:p text:style-name="Standard">7928960</text:p>
      <text:p text:style-name="Standard">17002279</text:p>
      <text:p text:style-name="Standard">16978346</text:p>
      <text:p text:style-name="Standard">16952945</text:p>
      <text:p text:style-name="Standard">16885937</text:p>
      <text:p text:style-name="Standard">16834776</text:p>
      <text:p text:style-name="Standard">16780875</text:p>
      <text:p text:style-name="Standard">16740925</text:p>
      <text:p text:style-name="Standard">16698936</text:p>
      <text:p text:style-name="Standard">16677309</text:p>
      <text:p text:style-name="Standard">16559454</text:p>
      <text:p text:style-name="Standard">16547037</text:p>
      <text:p text:style-name="Standard">16540320</text:p>
      <text:p text:style-name="Standard">16513753</text:p>
      <text:p text:style-name="Standard">16459078</text:p>
      <text:p text:style-name="Standard">16432218</text:p>
      <text:p text:style-name="Standard">16428388</text:p>
      <text:p text:style-name="Standard">721774</text:p>
      <text:p text:style-name="Standard">16250341</text:p>
      <text:p text:style-name="Standard">19383460</text:p>
      <text:p text:style-name="Standard">1362173</text:p>
      <text:p text:style-name="Standard">15716440</text:p>
      <text:p text:style-name="Standard">15713454</text:p>
      <text:p text:style-name="Standard">15687208</text:p>
      <text:p text:style-name="Standard">15687183</text:p>
      <text:p text:style-name="Standard">15629949</text:p>
      <text:p text:style-name="Standard">15516571</text:p>
      <text:p text:style-name="Standard">15488392</text:p>
      <text:p text:style-name="Standard">15451673</text:p>
      <text:p text:style-name="Standard">15375113</text:p>
      <text:p text:style-name="Standard">15306009</text:p>
      <text:p text:style-name="Standard">15287590</text:p>
      <text:p text:style-name="Standard">15272862</text:p>
      <text:p text:style-name="Standard">15213745</text:p>
      <text:p text:style-name="Standard">15213145</text:p>
      <text:p text:style-name="Standard">15213138</text:p>
      <text:p text:style-name="Standard">15186773</text:p>
      <text:p text:style-name="Standard">15186769</text:p>
      <text:p text:style-name="Standard">15170401</text:p>
      <text:p text:style-name="Standard">15170400</text:p>
      <text:p text:style-name="Standard">15126479</text:p>
      <text:p text:style-name="Standard"><text:soft-page-break/>20615986</text:p>
      <text:p text:style-name="Standard">20576620</text:p>
      <text:p text:style-name="Standard">20567752</text:p>
      <text:p text:style-name="Standard">2049808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gan Beeby</meta:initial-creator>
    <meta:creation-date>2012-05-28T20:16:28</meta:creation-date>
    <dc:date>2012-05-28T20:55:47</dc:date>
    <dc:creator>Morgan Beeby</dc:creator>
    <meta:editing-duration>PT7M28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4" meta:paragraph-count="160" meta:word-count="160" meta:character-count="1155"/>
  </office:meta>
</office:document-meta>
</file>